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Header">
      <style:text-properties fo:font-size="2pt" fo:language="en" fo:country="US" style:font-size-asian="2pt" style:font-size-complex="2pt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P9" style:family="paragraph" style:parent-style-name="Text_20_body" style:list-style-name="L1">
      <style:paragraph-properties fo:margin-top="0cm" fo:margin-bottom="0cm"/>
      <style:text-properties style:font-name="Arial" fo:language="ru" fo:country="RU"/>
    </style:style>
    <style:style style:name="P10" style:family="paragraph" style:parent-style-name="Text_20_body" style:list-style-name="L2">
      <style:paragraph-properties fo:margin-top="0cm" fo:margin-bottom="0cm"/>
      <style:text-properties style:font-name="Arial" fo:language="ru" fo:country="RU" fo:font-style="italic" style:font-style-asian="italic" style:font-style-complex="italic"/>
    </style:style>
    <style:style style:name="P11" style:family="paragraph" style:parent-style-name="Text_20_body" style:list-style-name="L3">
      <style:paragraph-properties fo:margin-top="0cm" fo:margin-bottom="0cm"/>
      <style:text-properties style:font-name="Arial" fo:language="ru" fo:country="RU" fo:font-style="italic" style:font-style-asian="italic" style:font-style-complex="italic"/>
    </style:style>
    <style:style style:name="P12" style:family="paragraph" style:parent-style-name="Text_20_body" style:list-style-name="L2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13" style:family="paragraph" style:parent-style-name="Text_20_body" style:list-style-name="L1">
      <style:paragraph-properties fo:margin-top="0cm" fo:margin-bottom="0cm"/>
      <style:text-properties style:font-name="Arial"/>
    </style:style>
    <style:style style:name="P14" style:family="paragraph" style:parent-style-name="Text_20_body" style:list-style-name="L2">
      <style:paragraph-properties fo:margin-top="0cm" fo:margin-bottom="0cm"/>
      <style:text-properties style:font-name="Arial" fo:font-style="italic" style:font-style-asian="italic" style:font-style-complex="italic"/>
    </style:style>
    <style:style style:name="P15" style:family="paragraph" style:parent-style-name="Text_20_body" style:list-style-name="L3">
      <style:paragraph-properties fo:margin-top="0cm" fo:margin-bottom="0cm"/>
      <style:text-properties style:font-name="Arial" fo:font-style="italic" style:font-style-asian="italic" style:font-style-complex="italic"/>
    </style:style>
    <style:style style:name="P16" style:family="paragraph" style:parent-style-name="Text_20_body" style:list-style-name="L2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zxx" fo:country="none"/>
    </style:style>
    <style:style style:name="T5" style:family="text">
      <style:text-properties fo:font-style="italic" fo:background-color="#ffff00" style:font-style-asian="italic" style:font-style-complex="italic"/>
    </style:style>
    <style:style style:name="T6" style:family="text">
      <style:text-properties fo:color="#800000"/>
    </style:style>
    <style:style style:name="T7" style:family="text">
      <style:text-properties fo:color="#800000" fo:language="en" fo:country="US"/>
    </style:style>
    <style:style style:name="T8" style:family="text">
      <style:text-properties fo:color="#800000" fo:language="en" fo:country="US" fo:font-weight="bold" style:font-weight-asian="bold" style:font-weight-complex="bold"/>
    </style:style>
    <style:style style:name="T9" style:family="text">
      <style:text-properties fo:color="#80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39648623" text:style-name="L1">
        <text:list-item>
          <text:p text:style-name="P9">Подготовка к переходу на многозадачное планирование</text:p>
        </text:list-item>
        <text:list-item>
          <text:p text:style-name="P13">Улучшение эргономики</text:p>
        </text:list-item>
        <text:list-item>
          <text:p text:style-name="P13">Упрощение остановки РК</text:p>
        </text:list-item>
      </text:list>
      <text:p text:style-name="P4"/>
      <text:h text:style-name="P8" text:outline-level="2">Проектирование</text:h>
      <text:p text:style-name="P5"/>
      <text:list xml:id="list39642141" text:style-name="L2">
        <text:list-item>
          <text:p text:style-name="P14">Планировщик должен быть необязательным компонентом установки</text:p>
          <text:list>
            <text:list-item>
              <text:p text:style-name="P14">Должно быть можно отключить установку планировщика</text:p>
            </text:list-item>
            <text:list-item>
              <text:p text:style-name="P14">Если планировщика нет, то вкладка Планирования должна быть недоступна</text:p>
            </text:list-item>
            <text:list-item>
              <text:p text:style-name="P14">При этом удаление планировщика может быть произведено вручную</text:p>
            </text:list-item>
          </text:list>
        </text:list-item>
        <text:list-item>
          <text:p text:style-name="P16">Настройка <text:span text:style-name="T1">Don't need scheduler</text:span></text:p>
          <text:list>
            <text:list-item>
              <text:p text:style-name="P10">Переименовать в <text:span text:style-name="T1">Don't need BUtil scheduler</text:span></text:p>
            </text:list-item>
            <text:list-item>
              <text:p text:style-name="P10">Сохранять в профильных настройках</text:p>
            </text:list-item>
            <text:list-item>
              <text:p text:style-name="P10">Планировщик должен эту опцию проверять</text:p>
            </text:list-item>
          </text:list>
        </text:list-item>
        <text:list-item>
          <text:p text:style-name="P12">Автозапуск планировщика должен быть изменен в соотв. сх. <text:span text:style-name="T5">Проектирование.Блок-схема запуска планировщика.2 Запуск планировщика а также 1 и 3</text:span></text:p>
        </text:list-item>
        <text:list-item>
          <text:p text:style-name="P10">Иконки для Пуск, Остановить</text:p>
        </text:list-item>
        <text:list-item>
          <text:p text:style-name="P10">Запуск и останов РК: должны быть переписаны без использования консольного приложения</text:p>
        </text:list-item>
        <text:list-item>
          <text:p text:style-name="P10">Иконка для планировщика для трея и для приложения</text:p>
        </text:list-item>
        <text:list-item>
          <text:p text:style-name="P10">Рефакторинг запуска <text:span text:style-name="T1">(bat-&gt;cmd)</text:span></text:p>
        </text:list-item>
        <text:list-item>
          <text:p text:style-name="P12"><text:span text:style-name="T8">[Rejected: </text:span><text:span text:style-name="T9">планировщик </text:span><text:span text:style-name="T8">Windows </text:span><text:span text:style-name="T9">не умеет прятать</text:span><text:span text:style-name="T8">]</text:span>Рефакторинг вызова методов чтобы прятать запуск приложения — желательно убрать и свитч <text:span text:style-name="T2">-auto</text:span><text:span text:style-name="T1"> </text:span>тоже. Это забота внешнего приложения - прятать</text:p>
        </text:list-item>
      </text:list>
      <text:p text:style-name="P5"/>
      <text:h text:style-name="P8" text:outline-level="2">Реализация</text:h>
      <text:p text:style-name="P5"/>
      <text:p text:style-name="P5"/>
      <text:p text:style-name="P5"/>
      <text:p text:style-name="P5"/>
      <text:h text:style-name="P8" text:outline-level="2">Отраженность в документации</text:h>
      <text:p text:style-name="P5"/>
      <text:list xml:id="list39640441" text:style-name="L3">
        <text:list-item>
          <text:p text:style-name="P15">Объяснить как использовать <text:span text:style-name="T1">Windows Scheduler </text:span><text:span text:style-name="T3">для запуска утилиты консольного РК со своими настройками</text:span></text:p>
        </text:list-item>
        <text:list-item>
          <text:p text:style-name="P11">Блок схема работы планировщика должна быть задокументирована</text:p>
        </text:list-item>
        <text:list-item>
          <text:p text:style-name="P11">Документация</text:p>
        </text:list-item>
      </text:list>
      <text:p text:style-name="P5"/>
      <text:p text:style-name="P5"/>
      <text:h text:style-name="P8" text:outline-level="2"><text:soft-page-break/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5">Ручное тестирование</text:p>
      <text:p text:style-name="P5">Проверка документации на соотв. ГОСТ 9127-94</text:p>
      <text:p text:style-name="P4">Тестирование компонен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8</text:span></text:p>
              <text:p text:style-name="MP3">Рефакторинг <text:span text:style-name="MT1">Ghost</text:span>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1T14:55:29.60</meta:creation-date>
    <meta:editing-duration>PT05H42M17S</meta:editing-duration>
    <meta:editing-cycles>18</meta:editing-cycles>
    <meta:generator>OpenOffice.org/3.0$Win32 OpenOffice.org_project/300m15$Build-9379</meta:generator>
    <meta:initial-creator>Сергей Кучук</meta:initial-creator>
    <dc:date>2009-08-09T20:25:05.84</dc:date>
    <dc:creator>Сергей Кучук</dc:creator>
    <meta:document-statistic meta:table-count="1" meta:image-count="0" meta:object-count="0" meta:page-count="2" meta:paragraph-count="33" meta:word-count="223" meta:character-count="1656"/>
    <meta:user-defined meta:name="Поле 1"/>
    <meta:user-defined meta:name="Поле 2"/>
    <meta:user-defined meta:name="Поле 3"/>
    <meta:user-defined meta:name="Поле 4"/>
  </office:meta>
</office:document-meta>
</file>